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000000360081566A35CD12EBD.png" manifest:media-type="image/png"/>
  <manifest:file-entry manifest:full-path="Pictures/100000000000000800000008D51480EAAAAC4250.png" manifest:media-type="image/png"/>
  <manifest:file-entry manifest:full-path="Pictures/100002010000036000000360F9D9B61274A645AB.png" manifest:media-type="image/png"/>
  <manifest:file-entry manifest:full-path="Pictures/100002010000036000000360BE787E7C5B744838.png" manifest:media-type="image/png"/>
  <manifest:file-entry manifest:full-path="Pictures/100002010000036000000360EF0C3C8BDAC8FA53.png" manifest:media-type="image/png"/>
  <manifest:file-entry manifest:full-path="Pictures/100002010000036000000360E84E31CBEDF562CD.png" manifest:media-type="image/png"/>
  <manifest:file-entry manifest:full-path="Pictures/100002010000036000000360970764E397A17BA1.png" manifest:media-type="image/png"/>
  <manifest:file-entry manifest:full-path="Pictures/100002010000036000000360598017F96C9FD678.png" manifest:media-type="image/png"/>
  <manifest:file-entry manifest:full-path="Pictures/10000201000003600000036043E6CA2112523574.png" manifest:media-type="image/png"/>
  <manifest:file-entry manifest:full-path="Pictures/100002010000036000000360AF7EB58AF89F00D1.png" manifest:media-type="image/png"/>
  <manifest:file-entry manifest:full-path="Pictures/10000201000003600000036051B9D69271F910A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9.5cm" svg:x="1.001cm" svg:y="1.001cm">
          <draw:image xlink:href="Pictures/100002010000036000000360EF0C3C8BDAC8FA53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10.5cm">
          <draw:image xlink:href="Pictures/10000201000003600000036043E6CA2112523574.png" xlink:type="simple" xlink:show="embed" xlink:actuate="onLoad">
            <text:p/>
          </draw:image>
        </draw:frame>
        <draw:frame draw:style-name="gr1" draw:text-style-name="P1" draw:layer="layout" svg:width="9.5cm" svg:height="9.5cm" svg:x="1cm" svg:y="20cm">
          <draw:image xlink:href="Pictures/100002010000036000000360970764E397A17BA1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cm">
          <draw:image xlink:href="Pictures/100002010000036000000360081566A35CD12EBD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10.5cm">
          <draw:image xlink:href="Pictures/100002010000036000000360BE787E7C5B744838.png" xlink:type="simple" xlink:show="embed" xlink:actuate="onLoad">
            <text:p/>
          </draw:image>
        </draw:frame>
        <draw:frame draw:style-name="gr1" draw:text-style-name="P1" draw:layer="layout" svg:width="9.5cm" svg:height="9.5cm" svg:x="10.5cm" svg:y="20cm">
          <draw:image xlink:href="Pictures/100002010000036000000360E84E31CBEDF562CD.png" xlink:type="simple" xlink:show="embed" xlink:actuate="onLoad">
            <text:p/>
          </draw:image>
        </draw:frame>
        <draw:frame draw:style-name="gr2" draw:text-style-name="P2" draw:layer="layout" svg:width="1.6cm" svg:height="1.5cm" svg:x="1.3cm" svg:y="9cm">
          <draw:text-box>
            <text:p>A</text:p>
          </draw:text-box>
        </draw:frame>
        <draw:frame draw:style-name="gr2" draw:text-style-name="P2" draw:layer="layout" svg:width="1.6cm" svg:height="1.5cm" svg:x="1.3cm" svg:y="18.5cm">
          <draw:text-box>
            <text:p>B</text:p>
          </draw:text-box>
        </draw:frame>
        <draw:frame draw:style-name="gr2" draw:text-style-name="P2" draw:layer="layout" svg:width="1.6cm" svg:height="1.5cm" svg:x="1.3cm" svg:y="28cm">
          <draw:text-box>
            <text:p>C</text:p>
          </draw:text-box>
        </draw:frame>
        <draw:frame draw:style-name="gr2" draw:text-style-name="P2" draw:layer="layout" svg:width="1.6cm" svg:height="1.5cm" svg:x="10.8cm" svg:y="28cm">
          <draw:text-box>
            <text:p>F</text:p>
          </draw:text-box>
        </draw:frame>
        <draw:frame draw:style-name="gr2" draw:text-style-name="P2" draw:layer="layout" svg:width="1.6cm" svg:height="1.5cm" svg:x="10.8cm" svg:y="18.5cm">
          <draw:text-box>
            <text:p>E</text:p>
          </draw:text-box>
        </draw:frame>
        <draw:frame draw:style-name="gr2" draw:text-style-name="P2" draw:layer="layout" svg:width="1.6cm" svg:height="1.5cm" svg:x="10.8cm" svg:y="9cm">
          <draw:text-box>
            <text:p>D</text:p>
          </draw:text-box>
        </draw:frame>
      </draw:page>
      <draw:page draw:name="page2" draw:style-name="dp1" draw:master-page-name="Standard">
        <draw:frame draw:style-name="gr1" draw:text-style-name="P1" draw:layer="measurelines" svg:width="9.5cm" svg:height="9.5cm" svg:x="1cm" svg:y="1cm">
          <draw:image xlink:href="Pictures/100002010000036000000360F9D9B61274A645AB.png" xlink:type="simple" xlink:show="embed" xlink:actuate="onLoad">
            <text:p/>
          </draw:image>
        </draw:frame>
        <draw:frame draw:style-name="gr1" draw:text-style-name="P1" draw:layer="measurelines" svg:width="9.5cm" svg:height="9.5cm" svg:x="1cm" svg:y="10.5cm">
          <draw:image xlink:href="Pictures/100002010000036000000360AF7EB58AF89F00D1.png" xlink:type="simple" xlink:show="embed" xlink:actuate="onLoad">
            <text:p/>
          </draw:image>
        </draw:frame>
        <draw:frame draw:style-name="gr1" draw:text-style-name="P1" draw:layer="measurelines" svg:width="9.5cm" svg:height="9.5cm" svg:x="10.5cm" svg:y="1cm">
          <draw:image xlink:href="Pictures/100002010000036000000360598017F96C9FD678.png" xlink:type="simple" xlink:show="embed" xlink:actuate="onLoad">
            <text:p/>
          </draw:image>
        </draw:frame>
        <draw:frame draw:style-name="gr1" draw:text-style-name="P1" draw:layer="measurelines" svg:width="9.5cm" svg:height="9.5cm" svg:x="10.5cm" svg:y="10.5cm">
          <draw:image xlink:href="Pictures/10000201000003600000036051B9D69271F910A3.png" xlink:type="simple" xlink:show="embed" xlink:actuate="onLoad">
            <text:p/>
          </draw:image>
        </draw:frame>
        <draw:frame draw:style-name="gr1" draw:text-style-name="P1" draw:layer="measurelines" svg:width="9.5cm" svg:height="9.5cm" svg:x="0.999cm" svg:y="10.5cm">
          <draw:image xlink:href="Pictures/10000201000003600000036043E6CA2112523574.png" xlink:type="simple" xlink:show="embed" xlink:actuate="onLoad">
            <text:p/>
          </draw:image>
        </draw:frame>
        <draw:frame draw:style-name="gr2" draw:text-style-name="P2" draw:layer="measurelines" svg:width="1.6cm" svg:height="1.5cm" svg:x="1.299cm" svg:y="9cm">
          <draw:text-box>
            <text:p>G</text:p>
          </draw:text-box>
        </draw:frame>
        <draw:frame draw:style-name="gr2" draw:text-style-name="P2" draw:layer="measurelines" svg:width="1.6cm" svg:height="1.5cm" svg:x="1.299cm" svg:y="18.5cm">
          <draw:text-box>
            <text:p>H</text:p>
          </draw:text-box>
        </draw:frame>
        <draw:frame draw:style-name="gr2" draw:text-style-name="P2" draw:layer="measurelines" svg:width="1.6cm" svg:height="1.5cm" svg:x="10.799cm" svg:y="18.5cm">
          <draw:text-box>
            <text:p>J</text:p>
          </draw:text-box>
        </draw:frame>
        <draw:frame draw:style-name="gr2" draw:text-style-name="P2" draw:layer="measurelines" svg:width="1.6cm" svg:height="1.5cm" svg:x="10.799cm" svg:y="9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D51480EAAAAC42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9:47:20.893000000</meta:creation-date>
    <dc:date>2016-10-09T23:07:35.134000000</dc:date>
    <meta:editing-duration>PT52M31S</meta:editing-duration>
    <meta:editing-cycles>1</meta:editing-cycles>
    <meta:document-statistic meta:object-count="21"/>
    <meta:generator>LibreOffice/5.1.5.2$Windows_x86 LibreOffice_project/7a864d8825610a8c07cfc3bc01dd4fce6a9447e5</meta:generator>
  </office:meta>
</office:document-meta>
</file>